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a8a40" officeooo:paragraph-rsid="000a8a40"/>
    </style:style>
    <style:style style:name="P2" style:family="paragraph" style:parent-style-name="Title">
      <style:text-properties officeooo:rsid="000a8a40" officeooo:paragraph-rsid="000a8a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CII Player – odtwrzacz video w postaci ASCII art</text:p>
      <text:p text:style-name="P1"><text:tab/>Ascii Player ma być odwarzaczem multimedialnym wyświetlającym obraz w emulatorze terminala w postaci ASCII art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21:39:48.311753833</meta:creation-date>
    <dc:date>2022-10-21T21:52:14.293607211</dc:date>
    <meta:editing-duration>PT12M26S</meta:editing-duration>
    <meta:editing-cycles>1</meta:editing-cycles>
    <meta:document-statistic meta:table-count="0" meta:image-count="0" meta:object-count="0" meta:page-count="1" meta:paragraph-count="2" meta:word-count="23" meta:character-count="163" meta:non-whitespace-character-count="139"/>
    <meta:generator>LibreOffice/7.4.2.3$Linux_X86_64 LibreOffice_project/40$Build-3</meta:generator>
  </office:meta>
</office:document-meta>
</file>